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B8900000306D3249562.svm" manifest:media-type=""/>
  <manifest:file-entry manifest:full-path="Pictures/200000010000017D0000012D51E40062.svm" manifest:media-type=""/>
  <manifest:file-entry manifest:full-path="Pictures/20000001000001CD000000D810446EBC.svm" manifest:media-type=""/>
  <manifest:file-entry manifest:full-path="Pictures/20000001000001C5000000D80EC1BA3D.svm" manifest:media-type=""/>
  <manifest:file-entry manifest:full-path="Pictures/2000000100000124000000D8A19DD694.svm" manifest:media-type=""/>
  <manifest:file-entry manifest:full-path="Pictures/20000001000001AB000000D8889F446A.svm" manifest:media-type=""/>
  <manifest:file-entry manifest:full-path="Pictures/20000001000001B4000000D8F55826B0.svm" manifest:media-type=""/>
  <manifest:file-entry manifest:full-path="Pictures/2000000100000181000001298455D920.svm" manifest:media-type=""/>
  <manifest:file-entry manifest:full-path="Pictures/20000001000001A70000014A07A615EF.svm" manifest:media-type=""/>
  <manifest:file-entry manifest:full-path="Pictures/20000001000001BC000000D824F3848B.svm" manifest:media-type=""/>
  <manifest:file-entry manifest:full-path="Pictures/2000000100000118000000D410B89FAF.svm" manifest:media-type=""/>
  <manifest:file-entry manifest:full-path="Pictures/200000010000017D00000129E242AB27.svm" manifest:media-type=""/>
  <manifest:file-entry manifest:full-path="Pictures/20000001000001A3000000D8A175A90F.svm" manifest:media-type=""/>
  <manifest:file-entry manifest:full-path="Pictures/2000000100000175000001295D7A3A32.svm" manifest:media-type=""/>
  <manifest:file-entry manifest:full-path="Pictures/2000000100000120000000D40BC84F2E.svm" manifest:media-type=""/>
  <manifest:file-entry manifest:full-path="Pictures/200000020000016B0000013430F2C441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v_{k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v_{k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v_{n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v_{n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i_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TexMathsArgs="10§display§v_0=\frac{R_4}{R_3} \left(v_{o2}-v_{01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85cm" svg:height="5.079cm" svg:x="1.241cm" svg:y="0.402cm">
          <draw:image xlink:href="Pictures/200000020000016B0000013430F2C441.eps" xlink:type="simple" xlink:show="embed" xlink:actuate="onLoad">
            <text:p/>
          </draw:image>
        </draw:frame>
        <draw:line draw:style-name="gr2" draw:text-style-name="P1" draw:layer="layout" svg:x1="1.388cm" svg:y1="3.668cm" svg:x2="1.388cm" svg:y2="2.458cm">
          <text:p/>
        </draw:line>
        <draw:line draw:style-name="gr2" draw:text-style-name="P1" draw:layer="layout" svg:x1="2.929cm" svg:y1="3.929cm" svg:x2="2.57cm" svg:y2="3.929cm">
          <text:p/>
        </draw:line>
        <draw:line draw:style-name="gr2" draw:text-style-name="P1" draw:layer="layout" svg:x1="2.526cm" svg:y1="2.027cm" svg:x2="2.942cm" svg:y2="2.027cm">
          <text:p/>
        </draw:line>
        <draw:frame draw:style-name="gr3" draw:text-style-name="P1" draw:layer="layout" svg:width="0.521cm" svg:height="0.414cm" svg:x="1.625cm" svg:y="2.826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532cm" svg:height="0.414cm" svg:x="3.075cm" svg:y="2.053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391cm" svg:height="0.295cm" svg:x="0.825cm" svg:y="0.576cm">
          <draw:image xlink:href="Pictures/2000000100000118000000D410B89FAF.svm" xlink:type="simple" xlink:show="embed" xlink:actuate="onLoad">
            <text:p/>
          </draw:image>
        </draw:frame>
        <draw:frame draw:style-name="gr6" draw:text-style-name="P1" draw:layer="layout" svg:width="0.402cm" svg:height="0.295cm" svg:x="0.817cm" svg:y="5.009cm">
          <draw:image xlink:href="Pictures/2000000100000120000000D40BC84F2E.svm" xlink:type="simple" xlink:show="embed" xlink:actuate="onLoad">
            <text:p/>
          </draw:image>
        </draw:frame>
        <draw:frame draw:style-name="gr7" draw:text-style-name="P1" draw:layer="layout" svg:width="0.609cm" svg:height="0.301cm" svg:x="2.006cm" svg:y="0.287cm">
          <draw:image xlink:href="Pictures/20000001000001B4000000D8F55826B0.svm" xlink:type="simple" xlink:show="embed" xlink:actuate="onLoad">
            <text:p/>
          </draw:image>
        </draw:frame>
        <draw:frame draw:style-name="gr8" draw:text-style-name="P1" draw:layer="layout" svg:width="0.62cm" svg:height="0.301cm" svg:x="2.059cm" svg:y="5.242cm">
          <draw:image xlink:href="Pictures/20000001000001BC000000D824F3848B.svm" xlink:type="simple" xlink:show="embed" xlink:actuate="onLoad">
            <text:p/>
          </draw:image>
        </draw:frame>
        <draw:frame draw:style-name="gr9" draw:text-style-name="P1" draw:layer="layout" svg:width="0.585cm" svg:height="0.301cm" svg:x="3.689cm" svg:y="0.568cm">
          <draw:image xlink:href="Pictures/20000001000001A3000000D8A175A90F.svm" xlink:type="simple" xlink:show="embed" xlink:actuate="onLoad">
            <text:p/>
          </draw:image>
        </draw:frame>
        <draw:frame draw:style-name="gr10" draw:text-style-name="P1" draw:layer="layout" svg:width="0.596cm" svg:height="0.301cm" svg:x="3.689cm" svg:y="5.071cm">
          <draw:image xlink:href="Pictures/20000001000001AB000000D8889F446A.svm" xlink:type="simple" xlink:show="embed" xlink:actuate="onLoad">
            <text:p/>
          </draw:image>
        </draw:frame>
        <draw:frame draw:style-name="gr11" draw:text-style-name="P1" draw:layer="layout" svg:width="0.407cm" svg:height="0.301cm" svg:x="7.185cm" svg:y="2.85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633cm" svg:height="0.301cm" svg:x="1.739cm" svg:y="1.218cm">
          <draw:image xlink:href="Pictures/20000001000001C5000000D80EC1BA3D.svm" xlink:type="simple" xlink:show="embed" xlink:actuate="onLoad">
            <text:p/>
          </draw:image>
        </draw:frame>
        <draw:frame draw:style-name="gr13" draw:text-style-name="P1" draw:layer="layout" svg:width="0.644cm" svg:height="0.301cm" svg:x="1.696cm" svg:y="4.273cm">
          <draw:image xlink:href="Pictures/20000001000001CD000000D810446EBC.svm" xlink:type="simple" xlink:show="embed" xlink:actuate="onLoad">
            <text:p/>
          </draw:image>
        </draw:frame>
        <draw:frame draw:style-name="gr14" draw:text-style-name="P1" draw:layer="layout" svg:width="0.591cm" svg:height="0.461cm" svg:x="0.615cm" svg:y="2.858cm">
          <draw:image xlink:href="Pictures/20000001000001A70000014A07A615EF.svm" xlink:type="simple" xlink:show="embed" xlink:actuate="onLoad">
            <text:p/>
          </draw:image>
        </draw:frame>
        <draw:frame draw:style-name="gr15" draw:text-style-name="P1" draw:layer="layout" svg:width="0.532cm" svg:height="0.42cm" svg:x="4.371cm" svg:y="2.115cm">
          <draw:image xlink:href="Pictures/200000010000017D0000012D51E40062.svm" xlink:type="simple" xlink:show="embed" xlink:actuate="onLoad">
            <text:p/>
          </draw:image>
        </draw:frame>
        <draw:frame draw:style-name="gr16" draw:text-style-name="P1" draw:layer="layout" svg:width="0.538cm" svg:height="0.414cm" svg:x="5.64cm" svg:y="1.516cm">
          <draw:image xlink:href="Pictures/2000000100000181000001298455D920.svm" xlink:type="simple" xlink:show="embed" xlink:actuate="onLoad">
            <text:p/>
          </draw:image>
        </draw:frame>
        <draw:frame draw:style-name="gr4" draw:text-style-name="P1" draw:layer="layout" svg:width="0.532cm" svg:height="0.414cm" svg:x="3.088cm" svg:y="3.439cm">
          <draw:image xlink:href="Pictures/200000010000017D00000129E242AB27.svm" xlink:type="simple" xlink:show="embed" xlink:actuate="onLoad">
            <text:p/>
          </draw:image>
        </draw:frame>
        <draw:frame draw:style-name="gr15" draw:text-style-name="P1" draw:layer="layout" svg:width="0.532cm" svg:height="0.42cm" svg:x="4.371cm" svg:y="3.477cm">
          <draw:image xlink:href="Pictures/200000010000017D0000012D51E40062.svm" xlink:type="simple" xlink:show="embed" xlink:actuate="onLoad">
            <text:p/>
          </draw:image>
        </draw:frame>
        <draw:frame draw:style-name="gr16" draw:text-style-name="P1" draw:layer="layout" svg:width="0.538cm" svg:height="0.414cm" svg:x="5.391cm" svg:y="3.979cm">
          <draw:image xlink:href="Pictures/2000000100000181000001298455D920.svm" xlink:type="simple" xlink:show="embed" xlink:actuate="onLoad">
            <text:p/>
          </draw:image>
        </draw:frame>
        <draw:custom-shape draw:style-name="gr17" draw:text-style-name="P1" draw:layer="layout" svg:width="0.307cm" svg:height="2.842cm" draw:transform="rotate (-1.5707963267949) translate (7.228cm 1.2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1.213cm" svg:height="0.848cm" svg:x="5.243cm" svg:y="0.494cm">
          <draw:text-box>
            <text:p text:style-name="P2"><text:span text:style-name="T1">منفی کار</text:span></text:p>
          </draw:text-box>
        </draw:frame>
        <draw:frame draw:style-name="gr19" draw:text-style-name="P1" draw:layer="layout" svg:width="2.952cm" svg:height="0.773cm" svg:x="5.62cm" svg:y="4.77cm">
          <draw:image xlink:href="Pictures/2000000100000B8900000306D324956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50:21.918627122</dc:date>
    <meta:editing-duration>PT17M35S</meta:editing-duration>
    <meta:editing-cycles>5</meta:editing-cycles>
    <meta:generator>LibreOffice/4.2.8.2$Linux_x86 LibreOffice_project/420m0$Build-2</meta:generator>
    <meta:document-statistic meta:object-count="24"/>
  </office:meta>
</office:document-meta>
</file>